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opacity="100%" draw:textarea-horizontal-align="justify" draw:textarea-vertical-align="middle" draw:auto-grow-height="false" fo:min-height="1.938cm" fo:min-width="18.466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opacity="100%" draw:textarea-horizontal-align="justify" draw:textarea-vertical-align="middle" draw:auto-grow-height="false" fo:min-height="25.194cm" fo:min-width="4.863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opacity="100%" draw:textarea-horizontal-align="justify" draw:textarea-vertical-align="middle" draw:auto-grow-height="false" fo:min-height="4.796cm" fo:min-width="3.593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opacity="100%" draw:textarea-horizontal-align="justify" draw:textarea-vertical-align="middle" draw:auto-grow-height="false" fo:min-height="4.796cm" fo:min-width="3.594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355269" draw:marker-start-width="0.252cm" draw:marker-end-width="0.252cm" draw:fill="none" loext:fill-use-slide-background="false" draw:textarea-horizontal-align="justify" draw:textarea-vertical-align="middle" draw:auto-grow-height="false" fo:min-height="0.904cm" fo:min-width="3.593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355269" draw:marker-start-width="0.252cm" draw:marker-end-width="0.252cm" draw:fill="none" loext:fill-use-slide-background="false" draw:textarea-horizontal-align="justify" draw:textarea-vertical-align="middle" draw:auto-grow-height="false" fo:min-height="0.669cm" fo:min-width="4.228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355269" draw:marker-start-width="0.252cm" draw:marker-end-width="0.252cm" draw:fill="none" loext:fill-use-slide-background="false" draw:textarea-horizontal-align="justify" draw:textarea-vertical-align="middle" draw:auto-grow-height="false" fo:min-height="0.669cm" fo:min-width="10.578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width="0.035cm" svg:stroke-color="#355269" draw:marker-start-width="0.252cm" draw:marker-end-width="0.252cm" draw:fill="none" loext:fill-use-slide-background="false" draw:textarea-horizontal-align="justify" draw:textarea-vertical-align="middle" draw:auto-grow-height="false" fo:min-height="19.084cm" fo:min-width="4.228cm" fo:padding-top="0.142cm" fo:padding-bottom="0.142cm" fo:padding-left="0.267cm" fo:padding-right="0.267cm" loext:decorative="false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.22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25.478cm" svg:x="1cm" svg:y="3.2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6.715cm" svg:y="3.6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28cm" svg:height="5.08cm" svg:x="11.159cm" svg:y="3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15.605cm" svg:y="3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6.715cm" svg:y="9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28cm" svg:height="5.08cm" svg:x="11.159cm" svg:y="9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15.605cm" svg:y="9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6.715cm" svg:y="14.4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28cm" svg:height="5.08cm" svg:x="11.159cm" svg:y="14.4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15.605cm" svg:y="14.4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6.715cm" svg:y="19.8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28cm" svg:height="5.08cm" svg:x="11.159cm" svg:y="19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15.605cm" svg:y="19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6.715cm" svg:y="25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28cm" svg:height="5.08cm" svg:x="11.159cm" svg:y="25.2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5.08cm" svg:x="15.605cm" svg:y="25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6.715cm" svg:y="3.6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1.16cm" svg:y="3.6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5.605cm" svg:y="3.6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6.715cm" svg:y="9.0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1.16cm" svg:y="9.0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5.605cm" svg:y="9.0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6.715cm" svg:y="1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1.16cm" svg:y="1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5.605cm" svg:y="1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6.715cm" svg:y="19.8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1.16cm" svg:y="19.8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5.605cm" svg:y="19.8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6.715cm" svg:y="25.2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1.16cm" svg:y="25.2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7cm" svg:height="1.188cm" svg:x="15.605cm" svg:y="25.2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762cm" svg:height="0.953cm" svg:x="1.318cm" svg:y="1.6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112cm" svg:height="0.953cm" svg:x="7.033cm" svg:y="1.6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62cm" svg:height="19.368cm" svg:x="1.318cm" svg:y="3.53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04:40.890221288</meta:creation-date>
    <dc:date>2024-05-31T13:04:47.525366853</dc:date>
    <meta:editing-duration>PT19M24S</meta:editing-duration>
    <meta:editing-cycles>5</meta:editing-cycles>
    <meta:generator>LibreOffice/24.2.3.2$Linux_X86_64 LibreOffice_project/4f88f79086d18691a72ac668802d5bc5b5a88122</meta:generator>
    <meta:document-statistic meta:object-count="35"/>
  </office:meta>
</office:document-meta>
</file>